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2"/>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1052156629418280611"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text:soft-page-break/>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text:soft-page-break/>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soft-page-break/>…</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text:span><text:span text:style-name="T70">выпуклым </text:span><text:span text:style-name="T70">рисунком луны на дверце. </text:span><text:span text:style-name="T70">Старательным</text:span><text:span text:style-name="T70"> таким рисунком луны с тремя кратерами </text:span><text:span text:style-name="T70">и светлым полумесяцем по правому краю</text:span><text:span text:style-name="T70">.</text:span><text:span text:style-name="T70">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text:span><text:span text:style-name="T70">с луной</text:span><text:span text:style-name="T70">!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text:soft-page-break/></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4"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oft-page-break/><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text:soft-page-break/>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text:soft-page-break/>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80"/>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text:soft-page-break/>–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text:soft-page-break/>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text:soft-page-break/>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text:soft-page-break/>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text:soft-page-break/>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водку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text:soft-page-break/>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text:soft-page-break/>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text:span><text:soft-page-break/><text:span text:style-name="T40">машиниста и попытался утащить в лес! Машиниста еле отбили всем поездом. И при этом из леса </text:span><text:span text:style-name="T40">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text:soft-page-break/>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text:soft-page-break/>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soft-page-break/>***</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text:soft-page-break/>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oft-page-break/><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text:soft-page-break/>–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text:soft-page-break/>–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text:soft-page-break/>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oft-page-break/><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text:soft-page-break/>–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text:soft-page-break/>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soft-page-break/>***</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text:soft-page-break/></text:p>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soft-page-break/>…</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text:soft-page-break/>–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text:soft-page-break/>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text:soft-page-break/>–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oft-page-break/><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oft-page-break/><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text:soft-page-break/>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text:soft-page-break/>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text:soft-page-break/>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text:soft-page-break/>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text:soft-page-break/>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oft-page-break/><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oft-page-break/><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oft-page-break/><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oft-page-break/><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text:soft-page-break/>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text:soft-page-break/>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text:soft-page-break/>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oft-page-break/><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soft-page-break/>…</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text:soft-page-break/>–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text:soft-page-break/>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oft-page-break/><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oft-page-break/><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oft-page-break/><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oft-page-break/><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5"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text:soft-page-break/>–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text:soft-page-break/>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text:soft-page-break/>Там лишь тающая в темноте радуга.</text:p>
      <text:p text:style-name="P47"/>
      <text:h text:style-name="Heading_20_2" text:outline-level="2">2<text:span text:style-name="T1">6</text:span>. <text:span text:style-name="T1">Терра</text:span></text:h>
      <text:h text:style-name="P146"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oft-page-break/><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text:soft-page-break/>–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0"><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4" text:outline-level="2">2<text:span text:style-name="T1">9</text:span>. Отбытие</text:h>
      <text:p text:style-name="P112"/>
      <text:p text:style-name="P99"><text:span text:style-name="T11">–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text:soft-page-break/>–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text:soft-page-break/>–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text:soft-page-break/></text:p>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text:soft-page-break/>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text:soft-page-break/>–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oft-page-break/><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5">.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1">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1">.</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4"><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text:soft-page-break/>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4"><text:span text:style-name="T17">– </text:span><text:span text:style-name="T47">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4">…</text:p>
      <text:p text:style-name="P104">Факн щит<text:note text:id="ftn15" text:note-class="footnote"><text:note-citation>15</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text:soft-page-break/></text:p>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text:soft-page-break/>– Что? Ты о чём?</text:p>
      <text:p text:style-name="P104">–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text:soft-page-break/>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29">–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9"><text:soft-page-break/>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text:soft-page-break/>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7T23:28:04.41</dc:date>
    <meta:editing-duration>P143DT8H11M49S</meta:editing-duration>
    <meta:editing-cycles>8994</meta:editing-cycles>
    <meta:generator>OpenOffice/4.1.1$Win32 OpenOffice.org_project/411m6$Build-9775</meta:generator>
    <meta:printed-by>макс </meta:printed-by>
    <meta:print-date>2017-07-27T00:04:50.03</meta:print-date>
    <dc:creator>макс </dc:creator>
    <meta:document-statistic meta:table-count="0" meta:image-count="0" meta:object-count="0" meta:page-count="227" meta:paragraph-count="4712" meta:word-count="104474" meta:character-count="664025"/>
  </office:meta>
</office:document-meta>
</file>